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46e1c8" draw:marker-start-width="0.252cm" draw:marker-end-width="0.252cm" draw:fill="none" draw:textarea-horizontal-align="justify" draw:textarea-vertical-align="middle" draw:auto-grow-height="false" fo:min-height="1.416cm" fo:min-width="6.1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127373" draw:marker-start-width="0.252cm" draw:marker-end-width="0.252cm" draw:fill="none" draw:textarea-horizontal-align="justify" draw:textarea-vertical-align="middle" draw:auto-grow-height="false" fo:min-height="1.416cm" fo:min-width="7.6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46e1c8" draw:marker-start-width="0.252cm" draw:marker-end-width="0.252cm" draw:fill="solid" draw:fill-color="#46e1c8" draw:opacity="30%" draw:textarea-horizontal-align="justify" draw:textarea-vertical-align="middle" draw:auto-grow-height="false" fo:min-height="1.416cm" fo:min-width="6.1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127373" draw:marker-start-width="0.252cm" draw:marker-end-width="0.252cm" draw:fill="solid" draw:fill-color="#127373" draw:opacity="20%" draw:textarea-horizontal-align="justify" draw:textarea-vertical-align="middle" draw:auto-grow-height="false" fo:min-height="1.416cm" fo:min-width="7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808080" draw:marker-start-width="0.252cm" draw:marker-end-width="0.252cm" draw:fill="solid" draw:fill-color="#808080" draw:opacity="30%" draw:textarea-horizontal-align="justify" draw:textarea-vertical-align="middle" draw:auto-grow-height="false" fo:min-height="1.416cm" fo:min-width="6.166cm" fo:padding-top="0.142cm" fo:padding-bottom="0.142cm" fo:padding-left="0.267cm" fo:padding-right="0.267cm"/>
    </style:style>
    <style:style style:name="P1" style:family="paragraph">
      <style:paragraph-properties fo:text-align="center"/>
      <style:text-properties style:font-name="Lato" fo:font-size="16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style:font-name="Lato" fo:font-size="16pt" fo:font-weight="bold" style:font-weight-asian="bold" style:font-weight-complex="bold"/>
    </style:style>
    <style:style style:name="P3" style:family="paragraph">
      <style:paragraph-properties fo:text-align="center"/>
      <style:text-properties style:font-name="Lato" fo:font-size="16pt"/>
    </style:style>
    <style:style style:name="P4" style:family="paragraph">
      <loext:graphic-properties draw:fill="none"/>
      <style:paragraph-properties fo:text-align="center"/>
      <style:text-properties style:font-name="Lato" fo:font-size="16pt"/>
    </style:style>
    <style:style style:name="P5" style:family="paragraph">
      <loext:graphic-properties draw:fill="solid" draw:fill-color="#46e1c8" draw:opacity="30%"/>
      <style:paragraph-properties fo:text-align="center"/>
      <style:text-properties style:font-name="Lato" fo:font-size="16pt" fo:font-weight="bold" style:font-weight-asian="bold" style:font-weight-complex="bold"/>
    </style:style>
    <style:style style:name="P6" style:family="paragraph">
      <loext:graphic-properties draw:fill="solid" draw:fill-color="#46e1c8" draw:opacity="30%"/>
      <style:paragraph-properties fo:text-align="center"/>
      <style:text-properties style:font-name="Lato" fo:font-size="16pt"/>
    </style:style>
    <style:style style:name="P7" style:family="paragraph">
      <loext:graphic-properties draw:fill="solid" draw:fill-color="#127373" draw:opacity="20%"/>
      <style:paragraph-properties fo:text-align="center"/>
      <style:text-properties style:font-name="Lato" fo:font-size="16pt" fo:font-weight="bold" style:font-weight-asian="bold" style:font-weight-complex="bold"/>
    </style:style>
    <style:style style:name="P8" style:family="paragraph">
      <loext:graphic-properties draw:fill="solid" draw:fill-color="#808080" draw:opacity="30%"/>
      <style:paragraph-properties fo:text-align="center"/>
      <style:text-properties style:font-name="Lato" fo:font-size="16pt" fo:font-weight="bold" style:font-weight-asian="bold" style:font-weight-complex="bold"/>
    </style:style>
    <style:style style:name="P9" style:family="paragraph">
      <loext:graphic-properties draw:fill="solid" draw:fill-color="#808080" draw:opacity="30%"/>
      <style:paragraph-properties fo:text-align="center"/>
      <style:text-properties style:font-name="Lato" fo:font-size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7cm" svg:height="1.7cm" svg:x="0.4cm" svg:y="9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7cm" svg:height="1.7cm" svg:x="0.4cm" svg:y="6.8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7cm" svg:height="1.7cm" svg:x="0.4cm" svg:y="4.6cm">
          <text:p text:style-name="P3"><text:span text:style-name="T1">Data Delivery</text:span></text:p>
          <text:p text:style-name="P3">(WebSockets etc.)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7cm" svg:height="1.7cm" svg:x="0.4cm" svg:y="2.5cm">
          <text:p text:style-name="P3"><text:span text:style-name="T1">State Manag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7cm" svg:height="1.7cm" svg:x="0.4cm" svg:y="0.4cm">
          <text:p text:style-name="P3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cm" svg:height="1.7cm" svg:x="9.4cm" svg:y="2.5cm">
          <text:p text:style-name="P1"><text:span text:style-name="T1">Dependency Management</text:span></text:p>
          <text:p text:style-name="P1"><text:span text:style-name="T2">(Bower, npm, ...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cm" svg:height="1.7cm" svg:x="9.4cm" svg:y="4.6cm">
          <text:p text:style-name="P1"><text:span text:style-name="T1">Build Tools</text:span></text:p>
          <text:p text:style-name="P1"><text:span text:style-name="T2">(Babel, Uglify, ...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cm" svg:height="1.7cm" svg:x="9.4cm" svg:y="6.8cm">
          <text:p text:style-name="P1"><text:span text:style-name="T1">Packaging</text:span></text:p>
          <text:p text:style-name="P1"><text:span text:style-name="T2">(Web Bundling, Cordova) 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draw:layer="layout" svg:width="6.7cm" svg:height="1.7cm" svg:x="0.4cm" svg:y="9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7cm" svg:height="1.7cm" svg:x="0.4cm" svg:y="6.8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7cm" svg:height="1.7cm" svg:x="0.4cm" svg:y="4.6cm">
          <text:p text:style-name="P3"><text:span text:style-name="T1">Data Delivery</text:span></text:p>
          <text:p text:style-name="P3">(WebSockets etc.)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7cm" svg:height="1.7cm" svg:x="0.4cm" svg:y="2.5cm">
          <text:p text:style-name="P3"><text:span text:style-name="T1">State Manag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7cm" svg:height="1.7cm" svg:x="0.4cm" svg:y="0.4cm">
          <text:p text:style-name="P3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2cm" svg:height="1.7cm" svg:x="9.4cm" svg:y="2.5cm">
          <text:p text:style-name="P1"><text:span text:style-name="T1">Dependency Management</text:span></text:p>
          <text:p text:style-name="P1"><text:span text:style-name="T2">(Bower, npm, 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2cm" svg:height="1.7cm" svg:x="9.4cm" svg:y="4.6cm">
          <text:p text:style-name="P1"><text:span text:style-name="T1">Build Tools</text:span></text:p>
          <text:p text:style-name="P1"><text:span text:style-name="T2">(Babel, Uglify, 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2cm" svg:height="1.7cm" svg:x="9.4cm" svg:y="6.8cm">
          <text:p text:style-name="P1"><text:span text:style-name="T1">Packaging</text:span></text:p>
          <text:p text:style-name="P1"><text:span text:style-name="T2">(Web Bundling, Cordova) 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2" draw:layer="layout" svg:width="6.7cm" svg:height="1.7cm" svg:x="0.4cm" svg:y="9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7cm" svg:height="1.7cm" svg:x="0.4cm" svg:y="6.8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7cm" svg:height="1.7cm" svg:x="0.4cm" svg:y="4.6cm">
          <text:p text:style-name="P3"><text:span text:style-name="T1">Data Delivery</text:span></text:p>
          <text:p text:style-name="P3">(WebSockets etc.)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7cm" svg:height="1.7cm" svg:x="0.4cm" svg:y="2.5cm">
          <text:p text:style-name="P3"><text:span text:style-name="T1">State Manag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7cm" svg:height="1.7cm" svg:x="0.4cm" svg:y="0.4cm">
          <text:p text:style-name="P3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2cm" svg:height="1.7cm" svg:x="9.4cm" svg:y="2.5cm">
          <text:p text:style-name="P1"><text:span text:style-name="T1">Dependency Management</text:span></text:p>
          <text:p text:style-name="P1"><text:span text:style-name="T2">(Bower, npm, 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2cm" svg:height="1.7cm" svg:x="9.4cm" svg:y="4.6cm">
          <text:p text:style-name="P1"><text:span text:style-name="T1">Build Tools</text:span></text:p>
          <text:p text:style-name="P1"><text:span text:style-name="T2">(Babel, Uglify, 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2cm" svg:height="1.7cm" svg:x="9.4cm" svg:y="6.8cm">
          <text:p text:style-name="P1"><text:span text:style-name="T1">Packaging</text:span></text:p>
          <text:p text:style-name="P1"><text:span text:style-name="T2">(Web Bundling, Cordova)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7:30:16.814794162</meta:creation-date>
    <dc:date>2016-03-19T23:13:05.344027981</dc:date>
    <meta:editing-duration>PT1H30M53S</meta:editing-duration>
    <meta:editing-cycles>2</meta:editing-cycles>
    <meta:generator>LibreOffice/5.1.1.3$Linux_X86_64 LibreOffice_project/10m0$Build-3</meta:generator>
    <meta:document-statistic meta:object-count="24"/>
  </office:meta>
</office:document-meta>
</file>